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nectionFactoryImpl.OdeConnectionFactoryImpl( ManagedConnectionFactory mcf , Connection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nectionFactoryImpl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Factory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FactoryImpl.setReference( Referenc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FactoryImpl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FactoryImpl.getConnection( ConnectionSpec connec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FactoryImpl.getRecor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